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PHP</text:span> : pour gérer le backend du site, comme la création de comptes utilisateurs, la gestion des connexions, et l'enregistrement des ressources soumises. pour traiter les formulaires et afficher des contenus dynamiques.</text:p>
      <text:p text:style-name="Text_20_body"><text:span text:style-name="Strong_20_Emphasis">JavaScript</text:span> : pour rendre le site interactif, comme pour les quiz, les jeux, les filtres de recherche, ou encore la gestion des éléments dynamiques sans recharger la page (par exemple, l'ajout de commentaires ou la mise à jour des ressources).</text:p>
      <text:p text:style-name="Text_20_body"><text:span text:style-name="Strong_20_Emphasis">Base de données SQL</text:span> : pour stocker les informations utilisateurs (comme les comptes, les favoris) et les contenus soumis (articles, témoignages, ressources, etc.), ainsi que pour gérer les interactions sur le site (comme les commentaires et les not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26T02:17:56.03</meta:creation-date>
    <meta:document-statistic meta:table-count="0" meta:image-count="0" meta:object-count="0" meta:page-count="1" meta:paragraph-count="3" meta:word-count="110" meta:character-count="715"/>
    <dc:date>2025-03-26T02:18:57.13</dc:date>
    <meta:editing-duration>PT1M2S</meta:editing-duration>
    <meta:editing-cycles>1</meta:editing-cycles>
    <meta:generator>OpenOffice/4.1.15$Win32 OpenOffice.org_project/4115m2$Build-9813</meta:generator>
  </office:meta>
</office:document-meta>
</file>